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0972in"/>
    </style:style>
    <style:style style:name="TableColumn3" style:family="table-column">
      <style:table-column-properties style:column-width="2.0979in"/>
    </style:style>
    <style:style style:name="TableColumn4" style:family="table-column">
      <style:table-column-properties style:column-width="2.0979in"/>
    </style:style>
    <style:style style:name="Table1" style:family="table" style:master-page-name="MP0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margin-bottom="0in" fo:line-height="100%"/>
      <style:text-properties fo:font-weight="bold" style:font-weight-asian="bold" fo:background-color="#FFFF00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fo:background-color="#FFFF00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weight="bold" style:font-weight-asian="bold" fo:background-color="#FFFF00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background-color="#FFFF00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background-color="#FFFF00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background-color="#FFFF00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/>
      <style:text-properties fo:font-weight="bold" style:font-weight-asian="bold" fo:background-color="#FF00FF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background-color="#FF00FF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background-color="#FF00FF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  <style:text-properties fo:background-color="#FF00FF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background-color="#FF00FF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background-color="#FF00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background-color="#FF00FF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background-color="#FF00FF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background-color="#FF00FF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  <style:text-properties fo:background-color="#FF00FF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background-color="#FF00FF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background-color="#FF00FF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background-color="#FF00FF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background-color="#FF00FF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background-color="#FF00FF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background-color="#FF00FF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background-color="#FF00FF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background-color="#FF00FF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andom CV</text:p>
          </table:table-cell>
          <table:table-cell table:style-name="TableCell8">
            <text:p text:style-name="P9">RSME</text:p>
          </table:table-cell>
          <table:table-cell table:style-name="TableCell10">
            <text:p text:style-name="P11">R2</text:p>
          </table:table-cell>
        </table:table-row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2.365</text:p>
          </table:table-cell>
          <table:table-cell table:style-name="TableCell17">
            <text:p text:style-name="P18">0.785</text:p>
          </table:table-cell>
        </table:table-row>
        <table:table-row table:style-name="TableRow19">
          <table:table-cell table:style-name="TableCell20">
            <text:p text:style-name="P21">Spatial CV</text:p>
          </table:table-cell>
          <table:table-cell table:style-name="TableCell22">
            <text:p text:style-name="P23">7.17</text:p>
          </table:table-cell>
          <table:table-cell table:style-name="TableCell24">
            <text:p text:style-name="P25">0.0009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11.7</text:p>
          </table:table-cell>
          <table:table-cell table:style-name="TableCell31">
            <text:p text:style-name="P32">0.0012</text:p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2.35</text:p>
          </table:table-cell>
          <table:table-cell table:style-name="TableCell38">
            <text:p text:style-name="P39">0.582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2.51</text:p>
          </table:table-cell>
          <table:table-cell table:style-name="TableCell45">
            <text:p text:style-name="P46">0.56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>4.95</text:p>
          </table:table-cell>
          <table:table-cell table:style-name="TableCell52">
            <text:p text:style-name="P53">0.517</text:p>
          </table:table-cell>
        </table:table-row>
        <table:table-row table:style-name="TableRow54">
          <table:table-cell table:style-name="TableCell55">
            <text:p text:style-name="P56">Average</text:p>
          </table:table-cell>
          <table:table-cell table:style-name="TableCell57">
            <text:p text:style-name="P58">5.73</text:p>
          </table:table-cell>
          <table:table-cell table:style-name="TableCell59">
            <text:p text:style-name="P60">0.20</text:p>
          </table:table-cell>
        </table:table-row>
        <table:table-row table:style-name="TableRow61">
          <table:table-cell table:style-name="TableCell62">
            <text:p text:style-name="P63">ENV Spatial SV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hneidewind, Tino Jona Lukas (STUDENTS)</meta:initial-creator>
    <dc:creator>Schneidewind, Tino Jona Lukas (STUDENTS)</dc:creator>
    <meta:creation-date>2024-01-06T08:40:00Z</meta:creation-date>
    <dc:date>2024-01-06T09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22" meta:character-count="150" meta:row-count="1" meta:non-whitespace-character-count="129"/>
  </office:meta>
</office:document-meta>
</file>